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64c3" officeooo:paragraph-rsid="000464c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for teleop working acutal deployment</text:p>
      <text:p text:style-name="P1"/>
      <text:p text:style-name="P1">First we need to check the ROS URI MASTER for both the laptop and the rasp pi. We can then run the master on something common such that the topics are being shared between the 2 devices.</text:p>
      <text:p text:style-name="P1"/>
      <text:p text:style-name="P1">We need to figure out whether this communication is wireless and can it be done through the tether cable instead. </text:p>
      <text:p text:style-name="P1"/>
      <text:p text:style-name="P1">Once that is established and the .bashrc is changed according to the different devices, this is what we need to run </text:p>
      <text:p text:style-name="P1"/>
      <text:p text:style-name="P1">1. Laptop:</text:p>
      <text:p text:style-name="P1"><text:tab/>Run the joy node : rosrun joy joy_node</text:p>
      <text:p text:style-name="P1"><text:tab/>Run the xbox_controller script : rosrun teleop_files xbox_controller.py</text:p>
      <text:p text:style-name="P1">2. Rasp Pi:</text:p>
      <text:p text:style-name="P1"><text:tab/>Start Mavros : roslaunch mavros apm.launch fcu_url:=/dev/ttyAMA0:115200 (replace /<text:span text:style-name="T1">dev</text:span><text:span text:style-name="T2">/ttyAMA0 with the actual serial port for the pixhawk<text:line-break/><text:tab/></text:span></text:p>
      <text:p text:style-name="P1"><text:tab/>Run the px4_interface file : rosrun teleop_files px4_interface.py </text:p>
      <text:p text:style-name="P1"/>
      <text:p text:style-name="P1">Initial plan </text:p>
      <text:p text:style-name="P1"/>
      <text:p text:style-name="P1">Test in air and check if the scripts are publishing the data and the topics are being published. Double check the joy node and all. This would also allow us to do initial configuration for the scripts which is going to be needed before the hardware connections are made and we test it with it. </text:p>
      <text:p text:style-name="P1"/>
      <text:p text:style-name="P1">This script enables us to leverage ardusub for all the low level thrust commands and the kinematics that it needs to do behind it. Hardware team needs to ensure that the thruster placements are accurate such that it does not mess up the kinematics and we also need to ensure that the thruster connections and everything are robust enough. </text:p>
      <text:p text:style-name="P1"/>
      <text:p text:style-name="P1">Sample code to change the ROS master uri (in case access to monitor is not there for Rasp Pi) </text:p>
      <text:p text:style-name="P1">export ROS_MASTER_URI=http://192.168.1.100:11311</text:p>
      <text:p text:style-name="P1">export ROS_IP=192.168.1.100 <text:s/># Raspberry Pi’s IP address</text:p>
      <text:p text:style-name="P1"/>
      <text:p text:style-name="P1">laptop side</text:p>
      <text:p text:style-name="P1">export ROS_MASTER_URI=http://192.168.1.100:11311</text:p>
      <text:p text:style-name="P1">export ROS_IP=192.168.1.101 <text:s/># Laptop’s IP address</text:p>
      <text:p text:style-name="P1"/>
      <text:p text:style-name="P1">we need to replace the IP addresses according to the actual one o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11T16:30:45.587462825</meta:creation-date>
    <dc:date>2025-02-11T16:42:11.936504513</dc:date>
    <meta:editing-duration>PT36S</meta:editing-duration>
    <meta:editing-cycles>1</meta:editing-cycles>
    <meta:document-statistic meta:table-count="0" meta:image-count="0" meta:object-count="0" meta:page-count="1" meta:paragraph-count="20" meta:word-count="297" meta:character-count="1825" meta:non-whitespace-character-count="1533"/>
    <meta:generator>LibreOffice/6.0.7.3$Linux_X86_64 LibreOffice_project/00m0$Build-3</meta:generator>
  </office:meta>
</office:document-meta>
</file>